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26pt" fo:break-before="auto" style:use-optimal-row-height="true"/>
    </style:style>
    <style:style style:name="ro3" style:family="table-row">
      <style:table-row-properties style:row-height="67.8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2.06pt" fo:break-before="auto" style:use-optimal-row-height="true"/>
    </style:style>
    <style:style style:name="ro6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HK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壓敏電阻</text:p>
          </table:table-cell>
          <table:table-cell table:style-name="ce1" office:value-type="string" calcext:value-type="string">
            <text:p>1206贴片压敏电阻 直流<text:span text:style-name="T1">5.6</text:span>V 标称电压8V FPV321611E5R6PKT(10只) </text:p>
          </table:table-cell>
          <table:table-cell office:value-type="string" calcext:value-type="string">
            <text:p>https://item.taobao.com/item.htm?spm=a1z10.3-c-s.w4002-21223910208.13.780c6a4by5cWRj&amp;id=560077220242</text:p>
          </table:table-cell>
        </table:table-row>
        <table:table-row table:style-name="ro3">
          <table:table-cell/>
          <table:table-cell table:style-name="ce1" office:value-type="string" calcext:value-type="string">
            <text:p>1206贴片压敏电阻 直流18V 标称电压25V FPV321611G180PKT(10只) </text:p>
          </table:table-cell>
          <table:table-cell office:value-type="string" calcext:value-type="string">
            <text:p>https://item.taobao.com/item.htm?spm=a1z10.3-c-s.w4002-21223910208.40.4cda6a4bMj2PPd&amp;id=560169589577</text:p>
          </table:table-cell>
        </table:table-row>
        <table:table-row table:style-name="ro3">
          <table:table-cell/>
          <table:table-cell table:style-name="ce1" office:value-type="string" calcext:value-type="string">
            <text:p>1206贴片压敏电阻 直流8V 标称电压12V FPV321611E8R0PKT(10只) </text:p>
          </table:table-cell>
          <table:table-cell office:value-type="string" calcext:value-type="string">
            <text:p>https://item.taobao.com/item.htm?spm=a1z10.3-c-s.w4002-21223910208.16.8ded6a4bUhzu13&amp;id=560230378905</text:p>
          </table:table-cell>
        </table:table-row>
        <table:table-row table:style-name="ro3">
          <table:table-cell/>
          <table:table-cell table:style-name="ce1" office:value-type="string" calcext:value-type="string">
            <text:p>1210贴片压敏电阻 直流30V 标称电压42V FPV322513E300PKT(5只) </text:p>
          </table:table-cell>
          <table:table-cell office:value-type="string" calcext:value-type="string">
            <text:p>https://item.taobao.com/item.htm?spm=a1z10.3-c-s.w4002-21223910208.28.8ded6a4bUhzu13&amp;id=560230958506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1"/>
          <table:table-cell table:number-columns-repeated="2"/>
        </table:table-row>
        <table:table-row table:style-name="ro5">
          <table:table-cell table:style-name="ce1" office:value-type="string" calcext:value-type="string">
            <text:p>原装正品 MP1584EN-LF-Z 开关稳压器 3A 1.5MHz 28V Nonsync Buck </text:p>
          </table:table-cell>
          <table:table-cell office:value-type="string" calcext:value-type="string">
            <text:p>https://item.taobao.com/item.htm?spm=a1z0d.6639537.1997196601.15.539c7484vwSMa5&amp;id=522573677941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6">
          <table:table-cell table:style-name="ce1" office:value-type="string" calcext:value-type="string">
            <text:p>直针 PH2.0 接插件2.0mm接线端子2/3/4/5/6/7/8/9P/10P/12P连接器 </text:p>
          </table:table-cell>
          <table:table-cell office:value-type="string" calcext:value-type="string">
            <text:p>https://item.taobao.com/item.htm?spm=a1z0d.6639537.1997196601.64.539c7484vwSMa5&amp;id=5637953968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0:16:42.581322673</meta:creation-date>
    <meta:generator>LibreOffice/6.0.7.3$Linux_X86_64 LibreOffice_project/00m0$Build-3</meta:generator>
    <dc:date>2019-05-20T00:37:10.290407696</dc:date>
    <meta:editing-duration>PT9M51S</meta:editing-duration>
    <meta:editing-cycles>2</meta:editing-cycles>
    <meta:document-statistic meta:table-count="1" meta:cell-count="13" meta:object-count="0"/>
  </office:meta>
</office:document-meta>
</file>